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60000031996C6C63BBDE903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rsid="00012244" officeooo:paragraph-rsid="00012244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style="italic" fo:font-weight="bold" officeooo:rsid="00012244" officeooo:paragraph-rsid="00012244" style:font-size-asian="15.75pt" style:font-style-asian="italic" style:font-weight-asian="bold" style:font-size-complex="18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11 (Virtual Lab)</text:p>
      <text:p text:style-name="P1"/>
      <text:p text:style-name="P1"/>
      <text:p text:style-name="P2">Name : Qasim Kharodia <text:s text:c="16"/>SY IT</text:p>
      <text:p text:style-name="P2">Roll No : 25</text:p>
      <text:p text:style-name="P2"/>
      <text:p text:style-name="P2"/>
      <text:p text:style-name="P2"/>
      <text:p text:style-name="P2"><draw:frame draw:style-name="fr2" draw:name="Image1" text:anchor-type="char" svg:width="17cm" svg:height="9.322cm" draw:z-index="0"><draw:image xlink:href="Pictures/10000201000005A60000031996C6C63BBDE90300.png" xlink:type="simple" xlink:show="embed" xlink:actuate="onLoad" loext:mime-type="image/png"/></draw:frame><draw:frame draw:style-name="fr1" draw:name="Image2" text:anchor-type="char" svg:x="-0.582cm" svg:y="10.832cm" svg:width="17cm" svg:height="9.322cm" draw:z-index="1"><draw:image xlink:href="Pictures/10000201000005A60000031996C6C63BBDE9030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2T14:18:47.262031329</meta:creation-date>
    <dc:date>2023-09-12T14:23:01.427705755</dc:date>
    <meta:editing-duration>PT4M14S</meta:editing-duration>
    <meta:editing-cycles>1</meta:editing-cycles>
    <meta:document-statistic meta:table-count="0" meta:image-count="2" meta:object-count="0" meta:page-count="1" meta:paragraph-count="3" meta:word-count="14" meta:character-count="82" meta:non-whitespace-character-count="55"/>
    <meta:generator>LibreOffice/6.4.7.2$Linux_X86_64 LibreOffice_project/40$Build-2</meta:generator>
  </office:meta>
</office:document-meta>
</file>